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e192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a9b7a" officeooo:paragraph-rsid="001a9b7a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ef51a" officeooo:paragraph-rsid="001ef51a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e192" officeooo:paragraph-rsid="0014e19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a9b7a" officeooo:paragraph-rsid="001a9b7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8ef8" officeooo:paragraph-rsid="001c8ef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ef51a" officeooo:paragraph-rsid="001ef5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ef51a" officeooo:paragraph-rsid="0020d61f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normal" officeooo:rsid="001a9b7a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073940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4e192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e192" style:font-weight-asian="normal" style:font-weight-complex="normal"/>
    </style:style>
    <style:style style:name="T6" style:family="text">
      <style:text-properties fo:font-weight="normal" officeooo:rsid="001f3854" style:font-weight-asian="normal" style:font-weight-complex="normal"/>
    </style:style>
    <style:style style:name="T7" style:family="text">
      <style:text-properties officeooo:rsid="0020d61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lut</text:span><text:span text:style-name="T2">ion </text:span><text:span text:style-name="T3">of problem 2</text:span></text:p>
      <text:p text:style-name="P4"/>
      <text:p text:style-name="P2"><text:span text:style-name="T5">L</text:span><text:span text:style-name="T4">et’s denote following events:</text:span></text:p>
      <text:p text:style-name="P5"/>
      <text:p text:style-name="P5">A – reviewer is strict</text:p>
      <text:p text:style-name="P5">B – reviewer is kind</text:p>
      <text:p text:style-name="P5">C – (t == 10)</text:p>
      <text:p text:style-name="P5"/>
      <text:p text:style-name="P6">Using the Bayes’ theorem and the total probability formula we get:</text:p>
      <text:p text:style-name="P6"/>
      <text:p text:style-name="P6"><draw:frame draw:style-name="fr1" draw:name="Object1" text:anchor-type="as-char" svg:y="-0.2598in" svg:width="4.4043in" svg:height="0.423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8">Computing <text:span text:style-name="T7">relative likelihoods</text:span> at given point:</text:p>
      <text:p text:style-name="P7"/>
      <text:p text:style-name="P7"><draw:frame draw:style-name="fr1" draw:name="Object2" text:anchor-type="as-char" svg:y="-0.2445in" svg:width="1.778in" svg:height="0.44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<draw:frame draw:style-name="fr1" draw:name="Object3" text:anchor-type="as-char" svg:y="-0.2445in" svg:width="1.7543in" svg:height="0.442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7">Substituting:</text:p>
      <text:p text:style-name="P7"/>
      <text:p text:style-name="P7"><draw:frame draw:style-name="fr1" draw:name="Object4" text:anchor-type="as-char" svg:y="-0.2693in" svg:width="2.2173in" svg:height="0.44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"/>
      <text:p text:style-name="P7"/>
      <text:p text:style-name="P3"><text:span text:style-name="T6">Thus, g</text:span><text:span text:style-name="T4">iven that the time of review t = 10, the conditional probability that the application was</text:span></text:p>
      <text:p text:style-name="P3"><text:span text:style-name="T4">checked by a kind reviewer </text:span><text:span text:style-name="T6">equals 2 / 3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0:40:14.904563110</meta:creation-date>
    <meta:generator>LibreOffice/5.1.6.2$Linux_X86_64 LibreOffice_project/10m0$Build-2</meta:generator>
    <dc:date>2019-04-14T02:32:36.050145430</dc:date>
    <meta:editing-duration>PT57M34S</meta:editing-duration>
    <meta:editing-cycles>20</meta:editing-cycles>
    <meta:document-statistic meta:table-count="0" meta:image-count="0" meta:object-count="4" meta:page-count="1" meta:paragraph-count="14" meta:word-count="65" meta:character-count="368" meta:non-whitespace-character-count="310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row>
              <mspace width="0.5em"/>
              <mo stretchy="false">∣</mo>
              <mspace width="0.5em"/>
            </mrow>
            <mi>C</mi>
          </mrow>
        </mrow>
        <mo fence="true" stretchy="false">)</mo>
      </mrow>
      <mrow>
        <mspace width="2em"/>
        <mo stretchy="false">=</mo>
        <mspace width="2em"/>
      </mrow>
      <mfrac>
        <mrow>
          <mi>P</mi>
          <mrow>
            <mo fence="true" stretchy="false">(</mo>
            <mrow>
              <mrow>
                <mi>C</mi>
                <mrow>
                  <mspace width="0.5em"/>
                  <mo stretchy="false">∣</mo>
                  <mspace width="0.5em"/>
                </mrow>
                <mi>B</mi>
              </mrow>
            </mrow>
            <mo fence="true" stretchy="false">)</mo>
          </mrow>
          <mspace width="0.5em"/>
          <mi>P</mi>
          <mrow>
            <mo fence="true" stretchy="false">(</mo>
            <mrow>
              <mi>B</mi>
            </mrow>
            <mo fence="true" stretchy="false">)</mo>
          </mrow>
        </mrow>
        <mrow>
          <mi>P</mi>
          <mrow>
            <mo fence="true" stretchy="false">(</mo>
            <mrow>
              <mi>C</mi>
            </mrow>
            <mo fence="true" stretchy="false">)</mo>
          </mrow>
        </mrow>
      </mfrac>
      <mrow>
        <mspace width="2em"/>
        <mo stretchy="false">=</mo>
        <mspace width="2em"/>
      </mrow>
      <mfrac>
        <mrow>
          <mi>P</mi>
          <mrow>
            <mo fence="true" stretchy="false">(</mo>
            <mrow>
              <mrow>
                <mi>C</mi>
                <mrow>
                  <mspace width="0.5em"/>
                  <mo stretchy="false">∣</mo>
                  <mspace width="0.5em"/>
                </mrow>
                <mi>B</mi>
              </mrow>
            </mrow>
            <mo fence="true" stretchy="false">)</mo>
          </mrow>
          <mspace width="0.5em"/>
          <mi>P</mi>
          <mrow>
            <mo fence="true" stretchy="false">(</mo>
            <mrow>
              <mi>B</mi>
            </mrow>
            <mo fence="true" stretchy="false">)</mo>
          </mrow>
        </mrow>
        <mrow>
          <mi>P</mi>
          <mrow>
            <mo fence="true" stretchy="false">(</mo>
            <mrow>
              <mrow>
                <mi>C</mi>
                <mrow>
                  <mspace width="0.5em"/>
                  <mo stretchy="false">∣</mo>
                  <mspace width="0.5em"/>
                </mrow>
                <mi>A</mi>
              </mrow>
            </mrow>
            <mo fence="true" stretchy="false">)</mo>
          </mrow>
          <mi>P</mi>
          <mrow>
            <mrow>
              <mo fence="true" stretchy="false">(</mo>
              <mrow>
                <mi>A</mi>
              </mrow>
              <mo fence="true" stretchy="false">)</mo>
            </mrow>
            <mo stretchy="false">+</mo>
            <mi>P</mi>
          </mrow>
          <mrow>
            <mo fence="true" stretchy="false">(</mo>
            <mrow>
              <mrow>
                <mi>C</mi>
                <mrow>
                  <mspace width="0.5em"/>
                  <mo stretchy="false">∣</mo>
                  <mspace width="0.5em"/>
                </mrow>
                <mi>B</mi>
              </mrow>
            </mrow>
            <mo fence="true" stretchy="false">)</mo>
          </mrow>
          <mi>P</mi>
          <mrow>
            <mo fence="true" stretchy="false">(</mo>
            <mrow>
              <mi>B</mi>
            </mrow>
            <mo fence="true" stretchy="false">)</mo>
          </mrow>
        </mrow>
      </mfrac>
    </mrow>
    <annotation encoding="StarMath 5.0">P( B `divides` C ) ~=~ { P(C `divides` B) ` P(B) } over { P(C) } ~=~ 

{ P(C `divides` B) ` P(B) } over { P( C `divides` A )P(A) + P(C `divides` B) P(B) }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i>C</mi>
            <mrow>
              <mspace width="0.5em"/>
              <mo stretchy="false">∣</mo>
              <mspace width="0.5em"/>
            </mrow>
            <mi>A</mi>
          </mrow>
        </mrow>
        <mo fence="true" stretchy="false">)</mo>
      </mrow>
      <mspace width="2em"/>
      <mi mathvariant="italic">for</mi>
      <mspace width="2em"/>
      <mfrac>
        <mn>1</mn>
        <mrow>
          <msqrt>
            <mrow>
              <mn>2</mn>
              <mi mathvariant="normal">π</mi>
            </mrow>
          </msqrt>
          <msub>
            <mi mathvariant="normal">σ</mi>
            <mi>A</mi>
          </msub>
          <msup>
            <mi>e</mi>
            <mn>2</mn>
          </msup>
        </mrow>
      </mfrac>
    </mrow>
    <annotation encoding="StarMath 5.0">P( C `divides` A ) ~for~ 1 over { sqrt{2 %pi} %sigma_A e^2 }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i>C</mi>
            <mrow>
              <mspace width="0.5em"/>
              <mo stretchy="false">∣</mo>
              <mspace width="0.5em"/>
            </mrow>
            <mi>B</mi>
          </mrow>
        </mrow>
        <mo fence="true" stretchy="false">)</mo>
      </mrow>
      <mspace width="2em"/>
      <mi mathvariant="italic">for</mi>
      <mspace width="2em"/>
      <mfrac>
        <mn>1</mn>
        <mrow>
          <msqrt>
            <mrow>
              <mn>2</mn>
              <mi mathvariant="normal">π</mi>
            </mrow>
          </msqrt>
          <msub>
            <mi mathvariant="normal">σ</mi>
            <mi>B</mi>
          </msub>
          <msup>
            <mi>e</mi>
            <mn>2</mn>
          </msup>
        </mrow>
      </mfrac>
    </mrow>
    <annotation encoding="StarMath 5.0">P( C `divides` B ) ~for~ 1 over { sqrt{2 %pi} %sigma_B e^2 }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row>
              <mspace width="0.5em"/>
              <mo stretchy="false">∣</mo>
              <mspace width="0.5em"/>
            </mrow>
            <mi>C</mi>
          </mrow>
        </mrow>
        <mo fence="true" stretchy="false">)</mo>
      </mrow>
      <mrow>
        <mspace width="2em"/>
        <mo stretchy="false">=</mo>
        <mspace width="2em"/>
      </mrow>
      <mfrac>
        <mrow>
          <mn>1</mn>
          <mo stretchy="false">/</mo>
          <msub>
            <mi mathvariant="normal">σ</mi>
            <mi>B</mi>
          </msub>
        </mrow>
        <mrow>
          <mrow>
            <mn>1</mn>
            <mo stretchy="false">/</mo>
            <msub>
              <mi mathvariant="normal">σ</mi>
              <mi>A</mi>
            </msub>
          </mrow>
          <mo stretchy="false">+</mo>
          <mrow>
            <mn>1</mn>
            <mo stretchy="false">/</mo>
            <msub>
              <mi mathvariant="normal">σ</mi>
              <mi>B</mi>
            </msub>
          </mrow>
        </mrow>
      </mfrac>
      <mrow>
        <mspace width="2em"/>
        <mo stretchy="false">=</mo>
        <mspace width="2em"/>
      </mrow>
      <mfrac>
        <mn>2</mn>
        <mn>3</mn>
      </mfrac>
    </mrow>
    <annotation encoding="StarMath 5.0">P( B `divides` C ) ~=~ 

{ 1 / %sigma_B } over { 1 / %sigma_A + 1 / %sigma_B } ~=~

2 over 3</annotation>
  </semantics>
</math>
</file>